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1569in" fo:margin-left="0.4215in" table:align="left" style:writing-mode="lr-tb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4.0188in"/>
    </style:style>
    <style:style style:name="Table1.C" style:family="table-column">
      <style:table-column-properties style:column-width="1.440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3" style:family="paragraph" style:parent-style-name="Text_20_body">
      <style:paragraph-properties fo:text-align="justify" style:justify-single-word="false"/>
      <style:text-properties style:use-window-font-color="true"/>
    </style:style>
    <style:style style:name="P4" style:family="paragraph" style:parent-style-name="Text_20_body">
      <style:paragraph-properties fo:margin-left="0in" fo:margin-right="0in" fo:margin-top="0.0417in" fo:margin-bottom="0.0835in" fo:text-indent="0in" style:auto-text-indent="false" style:snap-to-layout-grid="false"/>
    </style:style>
    <style:style style:name="P5" style:family="paragraph" style:parent-style-name="Text_20_body">
      <style:paragraph-properties fo:margin-left="0in" fo:margin-right="0in" fo:margin-top="0.0417in" fo:margin-bottom="0.0835in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InfoBlue">
      <style:paragraph-properties fo:text-align="justify" style:justify-single-word="false"/>
    </style:style>
    <style:style style:name="P7" style:family="paragraph" style:parent-style-name="InfoBlue">
      <style:paragraph-properties fo:text-align="justify" style:justify-single-word="false"/>
      <style:text-properties style:use-window-font-color="true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Text_20_body">
      <style:paragraph-properties fo:margin-left="0in" fo:margin-right="0in" fo:margin-top="0.0417in" fo:margin-bottom="0.0835in" fo:text-indent="0in" style:auto-text-indent="false" style:snap-to-layout-grid="false"/>
      <style:text-properties style:font-name="Arial" style:font-name-complex="Arial"/>
    </style:style>
    <style:style style:name="P10" style:family="paragraph" style:parent-style-name="Text_20_body" style:list-style-name="L1">
      <style:paragraph-properties fo:margin-top="0.0417in" fo:margin-bottom="0.0835in" style:snap-to-layout-grid="false"/>
    </style:style>
    <style:style style:name="P11" style:family="paragraph" style:parent-style-name="Text_20_body" style:list-style-name="L3">
      <style:paragraph-properties fo:margin-top="0.0417in" fo:margin-bottom="0.0835in" fo:text-align="start" style:justify-single-word="false" style:snap-to-layout-grid="false"/>
      <style:text-properties style:text-underline-style="none"/>
    </style:style>
    <style:style style:name="P12" style:family="paragraph" style:parent-style-name="Text_20_body" style:list-style-name="L4">
      <style:paragraph-properties fo:margin-top="0.0417in" fo:margin-bottom="0.0835in"/>
    </style:style>
    <style:style style:name="P13" style:family="paragraph" style:parent-style-name="Text_20_body" style:list-style-name="L4">
      <style:paragraph-properties fo:margin-top="0.0417in" fo:margin-bottom="0.0835in" style:snap-to-layout-grid="false"/>
    </style:style>
    <style:style style:name="P14" style:family="paragraph" style:parent-style-name="Text_20_body" style:list-style-name="L5">
      <style:paragraph-properties fo:margin-top="0.0417in" fo:margin-bottom="0.0835in"/>
    </style:style>
    <style:style style:name="P15" style:family="paragraph" style:parent-style-name="Text_20_body" style:list-style-name="L5">
      <style:paragraph-properties fo:margin-top="0.0417in" fo:margin-bottom="0.0835in" style:snap-to-layout-grid="false"/>
    </style:style>
    <style:style style:name="P16" style:family="paragraph" style:parent-style-name="Heading_20_1">
      <style:paragraph-properties fo:margin-top="0.1665in" fo:margin-bottom="0.0417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 de informações para grupos de pesquisa</text:p>
      <text:p text:style-name="Heading">Plano de Projeto</text:p>
      <text:p text:style-name="Standard"/>
      <text:h text:style-name="Heading_20_1" text:outline-level="1">Introdução</text:h>
      <text:p text:style-name="InfoBlue"><text:tab/><text:span text:style-name="T2">O projeto consiste de um sistema de informações para grupos de pesquisa, ou seja, um sistema que organiza <text:s/>os grupos de pesquisa, onde será possível visualizar grupos de pesquisa associados a determinadas linhas de pesquisa, documentos, membros associados aos grupos, entre outros. </text:span></text:p>
      <text:h text:style-name="Heading_20_1" text:outline-level="1">Grupo e membros</text:h>
      <text:p text:style-name="Standard"><text:tab/>O grupo de desenvolvimento do sistema consiste de alunos da graduação (ou pós-graduação) do Instituto de Matemática e Estatística da Universidade de São Paulo, que cursam a disciplina de Engenharia de Software.</text:p>
      <text:p text:style-name="Standard"><text:tab/>Os membros do grupo são: Lucas R. Colucci, Rafael R. Manzo, Evandro Giovanini, Geraldo C. Zampoli, Henrique G. P. Lima, Jorge J. G. Leandro, Samuel Plaça, Wilson K. Mizutani, Fernando O. Aluani.</text:p>
      <text:h text:style-name="P16" text:outline-level="1">Práticas do projeto </text:h>
      <text:p text:style-name="P7"><text:tab/>Usaremos algumas práticas do Desenvolvimento Ágil no projeto, como o pair programming e as retrospectivas ao final de cada iteração.</text:p>
      <text:p text:style-name="P3">Utilizaremos o Processo Unificado Aberto (OpenUP) no desenvolvimento do projeto.</text:p>
      <text:p text:style-name="P3">Além disso, usaremos controle de versão através do Git.<text:tab/></text:p>
      <text:h text:style-name="Heading_20_1" text:outline-level="1">Principais objetivos das iteraçõ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Iteração</text:p>
          </table:table-cell>
          <table:table-cell table:style-name="Table1.A1" office:value-type="string">
            <text:p text:style-name="P9">Objetivos</text:p>
          </table:table-cell>
          <table:table-cell table:style-name="Table1.C1" office:value-type="string">
            <text:p text:style-name="P5">Data</text:p>
          </table:table-cell>
        </table:table-row>
        <table:table-row table:style-name="Table1.1">
          <table:table-cell table:style-name="Table1.A2" office:value-type="string">
            <text:p text:style-name="P4">I1</text:p>
          </table:table-cell>
          <table:table-cell table:style-name="Table1.A2" office:value-type="string">
            <text:list xml:id="list241458261" text:style-name="L5">
              <text:list-item>
                <text:p text:style-name="P14">Familiarizacao com o projeto</text:p>
              </text:list-item>
              <text:list-item>
                <text:p text:style-name="P14">Definir requisitos do sistema</text:p>
              </text:list-item>
              <text:list-item>
                <text:p text:style-name="P15">Iniciar desenvolvimento</text:p>
              </text:list-item>
            </text:list>
          </table:table-cell>
          <table:table-cell table:style-name="Table1.C2" office:value-type="string">
            <text:p text:style-name="P4">22/08/11 – 12/09/11</text:p>
          </table:table-cell>
        </table:table-row>
        <table:table-row table:style-name="Table1.1">
          <table:table-cell table:style-name="Table1.A2" office:value-type="string">
            <text:p text:style-name="P4">I2</text:p>
          </table:table-cell>
          <table:table-cell table:style-name="Table1.A2" office:value-type="string">
            <text:list xml:id="list525751668" text:style-name="L4">
              <text:list-item>
                <text:p text:style-name="P12">Melhorar classes do BD</text:p>
              </text:list-item>
              <text:list-item>
                <text:p text:style-name="P12">Continuar integração BD – Sistema</text:p>
              </text:list-item>
              <text:list-item>
                <text:p text:style-name="P12">Desenvolver CRUDs iniciais</text:p>
              </text:list-item>
              <text:list-item>
                <text:p text:style-name="P13">Atualizar documentação</text:p>
              </text:list-item>
            </text:list>
          </table:table-cell>
          <table:table-cell table:style-name="Table1.C2" office:value-type="string">
            <text:p text:style-name="P4">12/09/11 – 04/10/11</text:p>
          </table:table-cell>
        </table:table-row>
        <table:table-row table:style-name="Table1.1">
          <table:table-cell table:style-name="Table1.A4" office:value-type="string">
            <text:p text:style-name="P4">I3</text:p>
          </table:table-cell>
          <table:table-cell table:style-name="Table1.A4" office:value-type="string">
            <text:list xml:id="list790525152" text:style-name="L3">
              <text:list-item>
                <text:p text:style-name="P11">Finalizar relação de classes do BD</text:p>
              </text:list-item>
              <text:list-item>
                <text:p text:style-name="P11">Continuação do desenvolvimento dos CRUDs</text:p>
              </text:list-item>
              <text:list-item>
                <text:p text:style-name="P11">Atualizar documentação</text:p>
              </text:list-item>
            </text:list>
          </table:table-cell>
          <table:table-cell table:style-name="Table1.C4" office:value-type="string">
            <text:p text:style-name="P4">04/10/11 – 24/10/11</text:p>
          </table:table-cell>
        </table:table-row>
        <table:table-row table:style-name="Table1.1">
          <table:table-cell table:style-name="Table1.A4" office:value-type="string">
            <text:p text:style-name="P4">I4</text:p>
          </table:table-cell>
          <table:table-cell table:style-name="Table1.A4" office:value-type="string">
            <text:list xml:id="list1409019683" text:style-name="L1">
              <text:list-item>
                <text:p text:style-name="P10">Começar internacionalização</text:p>
              </text:list-item>
              <text:list-item>
                <text:p text:style-name="P10">Adicionar/Atualizar documentos</text:p>
              </text:list-item>
              <text:list-item>
                <text:p text:style-name="P10">Correção de bugs</text:p>
              </text:list-item>
              <text:list-item>
                <text:p text:style-name="P10">Continuação do desenvolvimento dos CRUDs</text:p>
              </text:list-item>
              <text:list-item>
                <text:p text:style-name="P10"><text:soft-page-break/>Sistema de Login</text:p>
              </text:list-item>
            </text:list>
          </table:table-cell>
          <table:table-cell table:style-name="Table1.C4" office:value-type="string">
            <text:p text:style-name="P4">24/10/11 – 09/11/11</text:p>
          </table:table-cell>
        </table:table-row>
        <table:table-row table:style-name="Table1.1">
          <table:table-cell table:style-name="Table1.A4" office:value-type="string">
            <text:p text:style-name="P4">I5</text:p>
          </table:table-cell>
          <table:table-cell table:style-name="Table1.A4" office:value-type="string">
            <text:p text:style-name="P4"/>
          </table:table-cell>
          <table:table-cell table:style-name="Table1.C4" office:value-type="string">
            <text:p text:style-name="P4">09/11/11 – 30/11/11</text:p>
          </table:table-cell>
        </table:table-row>
      </table:table>
      <text:p text:style-name="Standard"/>
      <text:h text:style-name="Heading_20_1" text:outline-level="1">Aprendizado<text:tab/></text:h>
      <text:p text:style-name="Standard"><text:tab/>Aprendemos com o projeto que a prática de algumas idéias de métodos ágeis, como o <text:span text:style-name="T1">pair programming</text:span>, <text:s/>facilitam o desenvolvimento do projeto.</text:p>
      <text:p text:style-name="Standard"><text:tab/>Também vimos que a comunicação entre os integrantes do grupo é de suma importância para a rápida evolução do projeto. Além disso, a comunicação com o cliente do sistema também é muito importante para que não sejam necessárias mudanças futuras no projeto devido a falta de comunicação.</text:p>
      <text:p text:style-name="Standard"><text:tab/>Troca de papéis durante o projeto atrasou siginificantemente a evolução do sistema devido a necessidade de aprendizado do cargo antes da prática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" style:list-style-name="WW8Num1" style:class="text">
      <style:paragraph-properties fo:margin-left="1in" fo:margin-right="0in" fo:text-indent="0in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Blockquote" style:family="paragraph" style:parent-style-name="Standard">
      <style:paragraph-properties fo:margin-left="0.25in" fo:margin-right="0.25in" fo:margin-top="0.0693in" fo:margin-bottom="0.0693in" fo:line-height="100%" fo:orphans="2" fo:widows="2" fo:text-indent="0in" style:auto-text-indent="false"/>
      <style:text-properties fo:font-size="12pt" fo:language="en" fo:country="CA" style:font-size-asian="12pt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25in" fo:margin-right="0in" fo:margin-top="0in" fo:margin-bottom="0.0835in" fo:text-indent="0in" style:auto-text-indent="false"/>
      <style:text-properties fo:color="#0000ff" style:font-name="Times" style:font-name-complex="Times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fo:orphans="2" fo:widows="2" fo:text-indent="0in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1665in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1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3z2" style:family="text">
      <style:text-properties style:font-name="Symbol" style:font-name-complex="Symbol"/>
    </style:style>
    <style:style style:name="WW8Num4z1" style:family="text">
      <style:text-properties style:font-name="Symbol" style:font-name-complex="Symbol"/>
    </style:style>
    <style:style style:name="WW8Num5z1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Arial" style:font-name-complex="Times New Roman"/>
    </style:style>
    <style:style style:name="WW8Num9z1" style:family="text">
      <style:text-properties style:font-name="Symbol" style:font-name-complex="Symbol"/>
    </style:style>
    <style:style style:name="WW8Num9z2" style:family="text">
      <style:text-properties style:font-name="Wingdings" style:font-name-complex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1z2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Sistema de informações para grupos de pesquisa</text:p>
            </table:table-cell>
            <table:table-cell table:style-name="Table3.B1" office:value-type="string">
              <text:p text:style-name="MP2"><text:s/></text:p>
            </table:table-cell>
          </table:table-row>
          <table:table-row table:style-name="Table3.1">
            <table:table-cell table:style-name="Table3.A1" office:value-type="string">
              <text:p text:style-name="MP1">Plano de projeto</text:p>
            </table:table-cell>
            <table:table-cell table:style-name="Table3.B1" office:value-type="string">
              <text:p text:style-name="MP1"><text:s text:c="2"/>Data: 04/11/11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ct Plan</dc:title>
    <dc:subject>&lt;&lt;Project Name&gt;&gt;</dc:subject>
    <meta:creation-date>2011-11-08T20:53:35</meta:creation-date>
    <dc:date>2011-11-08T22:28:33</dc:date>
    <meta:editing-cycles>4</meta:editing-cycles>
    <meta:editing-duration>PT41M41S</meta:editing-duration>
    <meta:generator>LibreOffice/3.3$Unix LibreOffice_project/330m19$Build-401</meta:generator>
    <meta:document-statistic meta:table-count="2" meta:image-count="0" meta:object-count="0" meta:page-count="2" meta:paragraph-count="48" meta:word-count="365" meta:character-count="2323"/>
    <meta:user-defined meta:name="Info 1"/>
    <meta:user-defined meta:name="Info 2"/>
    <meta:user-defined meta:name="Info 3"/>
    <meta:user-defined meta:name="Info 4"/>
  </office:meta>
</office:document-meta>
</file>